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ccff" fo:padding="2.01pt"/>
    </style:style>
    <style:style style:name="ce3" style:family="table-cell" style:parent-style-name="Default" style:data-style-name="N0">
      <style:table-cell-properties style:glyph-orientation-vertical="0" fo:background-color="#00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glyph-orientation-vertical="0" fo:background-color="#00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5f_BuiltIn_5f_Percent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dical doctors" table:style-name="ta1">
        <table:table-column table:style-name="co1" table:default-cell-style-name="ce3"/>
        <table:table-column table:style-name="co1" table:number-columns-repeated="1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er hundred thousand inhabitants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ISCO08</text:p>
          </table:table-cell>
          <table:table-cell table:style-name="ce1" office:value-type="string" calcext:value-type="string">
            <text:p>Medical doctors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office:value-type="string" calcext:value-type="string">
            <text:p>GEO/TIME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style-name="ce3" office:value-type="string" calcext:value-type="string">
            <text:p>2014</text:p>
          </table:table-cell>
          <table:table-cell table:style-name="ce3" office:value-type="string" calcext:value-type="string">
            <text:p>2015</text:p>
          </table:table-cell>
          <table:table-cell table:style-name="ce3"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European Union - 28 countries</text:p>
          </table:table-cell>
          <table:table-cell table:style-name="ce3" table:number-columns-repeated="3"/>
          <table:table-cell office:value-type="float" office:value="329.8" calcext:value-type="float">
            <text:p>329.80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3.53" calcext:value-type="float">
            <text:p>343.53</text:p>
          </table:table-cell>
          <table:table-cell office:value-type="float" office:value="346.43" calcext:value-type="float">
            <text:p>346.43</text:p>
          </table:table-cell>
          <table:table-cell office:value-type="float" office:value="350.51" calcext:value-type="float">
            <text:p>350.51</text:p>
          </table:table-cell>
          <table:table-cell office:value-type="float" office:value="354.62" calcext:value-type="float">
            <text:p>354.62</text:p>
          </table:table-cell>
          <table:table-cell office:value-type="float" office:value="356.16" calcext:value-type="float">
            <text:p>356.16</text:p>
          </table:table-cell>
          <table:table-cell office:value-type="float" office:value="360.98" calcext:value-type="float">
            <text:p>360.98</text:p>
          </table:table-cell>
          <table:table-cell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88.59" calcext:value-type="float">
            <text:p>288.59</text:p>
          </table:table-cell>
          <table:table-cell office:value-type="float" office:value="290.5" calcext:value-type="float">
            <text:p>290.50</text:p>
          </table:table-cell>
          <table:table-cell office:value-type="float" office:value="292.07" calcext:value-type="float">
            <text:p>292.07</text:p>
          </table:table-cell>
          <table:table-cell office:value-type="float" office:value="292.48" calcext:value-type="float">
            <text:p>292.48</text:p>
          </table:table-cell>
          <table:table-cell office:value-type="float" office:value="291.34" calcext:value-type="float">
            <text:p>291.34</text:p>
          </table:table-cell>
          <table:table-cell office:value-type="float" office:value="291.3" calcext:value-type="float">
            <text:p>291.30</text:p>
          </table:table-cell>
          <table:table-cell office:value-type="float" office:value="292.8" calcext:value-type="float">
            <text:p>292.80</text:p>
          </table:table-cell>
          <table:table-cell office:value-type="float" office:value="295.09" calcext:value-type="float">
            <text:p>295.09</text:p>
          </table:table-cell>
          <table:table-cell office:value-type="float" office:value="297.55" calcext:value-type="float">
            <text:p>297.55</text:p>
          </table:table-cell>
          <table:table-cell office:value-type="float" office:value="301.75" calcext:value-type="float">
            <text:p>301.75</text:p>
          </table:table-cell>
          <table:table-cell office:value-type="float" office:value="307.41" calcext:value-type="float">
            <text:p>307.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364.8" calcext:value-type="float">
            <text:p>364.80</text:p>
          </table:table-cell>
          <table:table-cell office:value-type="float" office:value="364.01" calcext:value-type="float">
            <text:p>364.01</text:p>
          </table:table-cell>
          <table:table-cell office:value-type="float" office:value="360.13" calcext:value-type="float">
            <text:p>360.13</text:p>
          </table:table-cell>
          <table:table-cell office:value-type="float" office:value="368.51" calcext:value-type="float">
            <text:p>368.51</text:p>
          </table:table-cell>
          <table:table-cell office:value-type="float" office:value="374.51" calcext:value-type="float">
            <text:p>374.51</text:p>
          </table:table-cell>
          <table:table-cell office:value-type="float" office:value="386.26" calcext:value-type="float">
            <text:p>386.26</text:p>
          </table:table-cell>
          <table:table-cell office:value-type="float" office:value="391.45" calcext:value-type="float">
            <text:p>391.45</text:p>
          </table:table-cell>
          <table:table-cell office:value-type="float" office:value="397.67" calcext:value-type="float">
            <text:p>397.67</text:p>
          </table:table-cell>
          <table:table-cell office:value-type="float" office:value="398.69" calcext:value-type="float">
            <text:p>398.69</text:p>
          </table:table-cell>
          <table:table-cell office:value-type="float" office:value="404.54" calcext:value-type="float">
            <text:p>404.54</text:p>
          </table:table-cell>
          <table:table-cell office:value-type="float" office:value="413.76" calcext:value-type="float">
            <text:p>413.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zechia</text:p>
          </table:table-cell>
          <table:table-cell office:value-type="float" office:value="356.36" calcext:value-type="float">
            <text:p>356.36</text:p>
          </table:table-cell>
          <table:table-cell office:value-type="float" office:value="356.25" calcext:value-type="float">
            <text:p>356.25</text:p>
          </table:table-cell>
          <table:table-cell office:value-type="float" office:value="354.18" calcext:value-type="float">
            <text:p>354.18</text:p>
          </table:table-cell>
          <table:table-cell office:value-type="float" office:value="356.16" calcext:value-type="float">
            <text:p>356.16</text:p>
          </table:table-cell>
          <table:table-cell office:value-type="float" office:value="358.79" calcext:value-type="float">
            <text:p>358.79</text:p>
          </table:table-cell>
          <table:table-cell office:value-type="float" office:value="363.67" calcext:value-type="float">
            <text:p>363.67</text:p>
          </table:table-cell>
          <table:table-cell office:value-type="float" office:value="367.47" calcext:value-type="float">
            <text:p>367.47</text:p>
          </table:table-cell>
          <table:table-cell office:value-type="float" office:value="368.79" calcext:value-type="float">
            <text:p>368.79</text:p>
          </table:table-cell>
          <table:table-cell table:style-name="ce3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338.41" calcext:value-type="float">
            <text:p>338.41</text:p>
          </table:table-cell>
          <table:table-cell office:value-type="float" office:value="340.11" calcext:value-type="float">
            <text:p>340.11</text:p>
          </table:table-cell>
          <table:table-cell office:value-type="float" office:value="349.21" calcext:value-type="float">
            <text:p>349.21</text:p>
          </table:table-cell>
          <table:table-cell office:value-type="float" office:value="353.57" calcext:value-type="float">
            <text:p>353.57</text:p>
          </table:table-cell>
          <table:table-cell office:value-type="float" office:value="358.13" calcext:value-type="float">
            <text:p>358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365.71" calcext:value-type="float">
            <text:p>365.71</text:p>
          </table:table-cell>
          <table:table-cell office:value-type="float" office:value="365.37" calcext:value-type="float">
            <text:p>365.37</text:p>
          </table:table-cell>
          <table:table-cell office:value-type="float" office:value="365.71" calcext:value-type="float">
            <text:p>365.71</text:p>
          </table:table-cell>
          <table:table-cell office:value-type="float" office:value="367.71" calcext:value-type="float">
            <text:p>367.71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string" calcext:value-type="string">
            <text:p>Germany (until 1990 former territory of the FRG)</text:p>
          </table:table-cell>
          <table:table-cell office:value-type="float" office:value="343.67" calcext:value-type="float">
            <text:p>343.67</text:p>
          </table:table-cell>
          <table:table-cell office:value-type="float" office:value="348.63" calcext:value-type="float">
            <text:p>348.63</text:p>
          </table:table-cell>
          <table:table-cell office:value-type="float" office:value="354.06" calcext:value-type="float">
            <text:p>354.06</text:p>
          </table:table-cell>
          <table:table-cell office:value-type="float" office:value="361.89" calcext:value-type="float">
            <text:p>361.89</text:p>
          </table:table-cell>
          <table:table-cell office:value-type="float" office:value="371.31" calcext:value-type="float">
            <text:p>371.31</text:p>
          </table:table-cell>
          <table:table-cell office:value-type="float" office:value="380.48" calcext:value-type="float">
            <text:p>380.48</text:p>
          </table:table-cell>
          <table:table-cell office:value-type="float" office:value="387.38" calcext:value-type="float">
            <text:p>387.38</text:p>
          </table:table-cell>
          <table:table-cell office:value-type="float" office:value="399.79" calcext:value-type="float">
            <text:p>399.79</text:p>
          </table:table-cell>
          <table:table-cell office:value-type="float" office:value="410.82" calcext:value-type="float">
            <text:p>410.82</text:p>
          </table:table-cell>
          <table:table-cell office:value-type="float" office:value="413.93" calcext:value-type="float">
            <text:p>413.93</text:p>
          </table:table-cell>
          <table:table-cell office:value-type="float" office:value="418.65" calcext:value-type="float">
            <text:p>418.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534.59" calcext:value-type="float">
            <text:p>534.59</text:p>
          </table:table-cell>
          <table:table-cell office:value-type="float" office:value="555.78" calcext:value-type="float">
            <text:p>555.78</text:p>
          </table:table-cell>
          <table:table-cell office:value-type="float" office:value="603.31" calcext:value-type="float">
            <text:p>603.31</text:p>
          </table:table-cell>
          <table:table-cell office:value-type="float" office:value="611.82" calcext:value-type="float">
            <text:p>611.82</text:p>
          </table:table-cell>
          <table:table-cell office:value-type="float" office:value="612.56" calcext:value-type="float">
            <text:p>612.56</text:p>
          </table:table-cell>
          <table:table-cell office:value-type="float" office:value="614.47" calcext:value-type="float">
            <text:p>614.47</text:p>
          </table:table-cell>
          <table:table-cell office:value-type="float" office:value="623.96" calcext:value-type="float">
            <text:p>623.96</text:p>
          </table:table-cell>
          <table:table-cell office:value-type="float" office:value="628.22" calcext:value-type="float">
            <text:p>628.22</text:p>
          </table:table-cell>
          <table:table-cell office:value-type="float" office:value="631.7" calcext:value-type="float">
            <text:p>631.70</text:p>
          </table:table-cell>
          <table:table-cell office:value-type="float" office:value="632.12" calcext:value-type="float">
            <text:p>632.12</text:p>
          </table:table-cell>
          <table:table-cell office:value-type="float" office:value="658.54" calcext:value-type="float">
            <text:p>658.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364.79" calcext:value-type="float">
            <text:p>364.79</text:p>
          </table:table-cell>
          <table:table-cell office:value-type="float" office:value="358.82" calcext:value-type="float">
            <text:p>358.82</text:p>
          </table:table-cell>
          <table:table-cell office:value-type="float" office:value="357.58" calcext:value-type="float">
            <text:p>357.58</text:p>
          </table:table-cell>
          <table:table-cell office:value-type="float" office:value="363.33" calcext:value-type="float">
            <text:p>363.33</text:p>
          </table:table-cell>
          <table:table-cell office:value-type="float" office:value="379.92" calcext:value-type="float">
            <text:p>379.92</text:p>
          </table:table-cell>
          <table:table-cell office:value-type="float" office:value="388.24" calcext:value-type="float">
            <text:p>388.24</text:p>
          </table:table-cell>
          <table:table-cell office:value-type="float" office:value="382.34" calcext:value-type="float">
            <text:p>382.34</text:p>
          </table:table-cell>
          <table:table-cell office:value-type="float" office:value="381.09" calcext:value-type="float">
            <text:p>381.09</text:p>
          </table:table-cell>
          <table:table-cell office:value-type="float" office:value="380.08" calcext:value-type="float">
            <text:p>380.08</text:p>
          </table:table-cell>
          <table:table-cell office:value-type="float" office:value="384.54" calcext:value-type="float">
            <text:p>384.54</text:p>
          </table:table-cell>
          <table:table-cell office:value-type="float" office:value="382.35" calcext:value-type="float">
            <text:p>382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333.12" calcext:value-type="float">
            <text:p>333.12</text:p>
          </table:table-cell>
          <table:table-cell office:value-type="float" office:value="331.4" calcext:value-type="float">
            <text:p>331.40</text:p>
          </table:table-cell>
          <table:table-cell office:value-type="float" office:value="331.07" calcext:value-type="float">
            <text:p>331.07</text:p>
          </table:table-cell>
          <table:table-cell office:value-type="float" office:value="326.68" calcext:value-type="float">
            <text:p>326.68</text:p>
          </table:table-cell>
          <table:table-cell office:value-type="float" office:value="327.23" calcext:value-type="float">
            <text:p>327.23</text:p>
          </table:table-cell>
          <table:table-cell office:value-type="float" office:value="330.77" calcext:value-type="float">
            <text:p>330.77</text:p>
          </table:table-cell>
          <table:table-cell office:value-type="float" office:value="331.83" calcext:value-type="float">
            <text:p>331.83</text:p>
          </table:table-cell>
          <table:table-cell office:value-type="float" office:value="332.56" calcext:value-type="float">
            <text:p>332.56</text:p>
          </table:table-cell>
          <table:table-cell office:value-type="float" office:value="333.73" calcext:value-type="float">
            <text:p>333.73</text:p>
          </table:table-cell>
          <table:table-cell office:value-type="float" office:value="333.98" calcext:value-type="float">
            <text:p>333.98</text:p>
          </table:table-cell>
          <table:table-cell office:value-type="float" office:value="334.62" calcext:value-type="float">
            <text:p>334.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253.26" calcext:value-type="float">
            <text:p>253.26</text:p>
          </table:table-cell>
          <table:table-cell office:value-type="float" office:value="265.81" calcext:value-type="float">
            <text:p>265.81</text:p>
          </table:table-cell>
          <table:table-cell office:value-type="float" office:value="266.04" calcext:value-type="float">
            <text:p>266.04</text:p>
          </table:table-cell>
          <table:table-cell office:value-type="float" office:value="266.63" calcext:value-type="float">
            <text:p>266.63</text:p>
          </table:table-cell>
          <table:table-cell office:value-type="float" office:value="278.44" calcext:value-type="float">
            <text:p>278.44</text:p>
          </table:table-cell>
          <table:table-cell office:value-type="float" office:value="283.53" calcext:value-type="float">
            <text:p>283.53</text:p>
          </table:table-cell>
          <table:table-cell office:value-type="float" office:value="299.18" calcext:value-type="float">
            <text:p>299.18</text:p>
          </table:table-cell>
          <table:table-cell office:value-type="float" office:value="303.35" calcext:value-type="float">
            <text:p>303.35</text:p>
          </table:table-cell>
          <table:table-cell office:value-type="float" office:value="314.02" calcext:value-type="float">
            <text:p>314.02</text:p>
          </table:table-cell>
          <table:table-cell office:value-type="float" office:value="319.15" calcext:value-type="float">
            <text:p>319.15</text:p>
          </table:table-cell>
          <table:table-cell office:value-type="float" office:value="323.65" calcext:value-type="float">
            <text:p>323.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67.35" calcext:value-type="float">
            <text:p>367.35</text:p>
          </table:table-cell>
          <table:table-cell office:value-type="float" office:value="373.53" calcext:value-type="float">
            <text:p>373.53</text:p>
          </table:table-cell>
          <table:table-cell office:value-type="float" office:value="372.31" calcext:value-type="float">
            <text:p>372.31</text:p>
          </table:table-cell>
          <table:table-cell office:value-type="float" office:value="372.13" calcext:value-type="float">
            <text:p>372.13</text:p>
          </table:table-cell>
          <table:table-cell office:value-type="float" office:value="374.29" calcext:value-type="float">
            <text:p>374.29</text:p>
          </table:table-cell>
          <table:table-cell office:value-type="float" office:value="381.2" calcext:value-type="float">
            <text:p>381.20</text:p>
          </table:table-cell>
          <table:table-cell office:value-type="float" office:value="387.33" calcext:value-type="float">
            <text:p>387.33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8.04" calcext:value-type="float">
            <text:p>388.04</text:p>
          </table:table-cell>
          <table:table-cell office:value-type="float" office:value="383.83" calcext:value-type="float">
            <text:p>383.83</text:p>
          </table:table-cell>
          <table:table-cell office:value-type="float" office:value="395.27" calcext:value-type="float">
            <text:p>395.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03.58" calcext:value-type="float">
            <text:p>303.58</text:p>
          </table:table-cell>
          <table:table-cell office:value-type="float" office:value="280.33" calcext:value-type="float">
            <text:p>280.33</text:p>
          </table:table-cell>
          <table:table-cell office:value-type="float" office:value="309.06" calcext:value-type="float">
            <text:p>309.06</text:p>
          </table:table-cell>
          <table:table-cell office:value-type="float" office:value="302.08" calcext:value-type="float">
            <text:p>302.08</text:p>
          </table:table-cell>
          <table:table-cell office:value-type="float" office:value="286.86" calcext:value-type="float">
            <text:p>286.86</text:p>
          </table:table-cell>
          <table:table-cell office:value-type="float" office:value="295.84" calcext:value-type="float">
            <text:p>295.84</text:p>
          </table:table-cell>
          <table:table-cell office:value-type="float" office:value="308.87" calcext:value-type="float">
            <text:p>308.87</text:p>
          </table:table-cell>
          <table:table-cell office:value-type="float" office:value="320.91" calcext:value-type="float">
            <text:p>320.91</text:p>
          </table:table-cell>
          <table:table-cell office:value-type="float" office:value="332.35" calcext:value-type="float">
            <text:p>332.35</text:p>
          </table:table-cell>
          <table:table-cell office:value-type="float" office:value="309.72" calcext:value-type="float">
            <text:p>309.72</text:p>
          </table:table-cell>
          <table:table-cell office:value-type="float" office:value="321.12" calcext:value-type="float">
            <text:p>321.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279.5" calcext:value-type="float">
            <text:p>279.50</text:p>
          </table:table-cell>
          <table:table-cell office:value-type="float" office:value="279.35" calcext:value-type="float">
            <text:p>279.35</text:p>
          </table:table-cell>
          <table:table-cell office:value-type="float" office:value="287.02" calcext:value-type="float">
            <text:p>287.02</text:p>
          </table:table-cell>
          <table:table-cell office:value-type="float" office:value="292.26" calcext:value-type="float">
            <text:p>292.26</text:p>
          </table:table-cell>
          <table:table-cell office:value-type="float" office:value="296.36" calcext:value-type="float">
            <text:p>296.36</text:p>
          </table:table-cell>
          <table:table-cell office:value-type="float" office:value="313.27" calcext:value-type="float">
            <text:p>313.27</text:p>
          </table:table-cell>
          <table:table-cell office:value-type="float" office:value="325.34" calcext:value-type="float">
            <text:p>325.34</text:p>
          </table:table-cell>
          <table:table-cell office:value-type="float" office:value="331.35" calcext:value-type="float">
            <text:p>331.35</text:p>
          </table:table-cell>
          <table:table-cell office:value-type="float" office:value="342.5" calcext:value-type="float">
            <text:p>342.50</text:p>
          </table:table-cell>
          <table:table-cell office:value-type="float" office:value="348.72" calcext:value-type="float">
            <text:p>348.72</text:p>
          </table:table-cell>
          <table:table-cell office:value-type="float" office:value="349.78" calcext:value-type="float">
            <text:p>349.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44.96" calcext:value-type="float">
            <text:p>444.96</text:p>
          </table:table-cell>
          <table:table-cell office:value-type="float" office:value="453.49" calcext:value-type="float">
            <text:p>453.49</text:p>
          </table:table-cell>
          <table:table-cell office:value-type="float" office:value="459.56" calcext:value-type="float">
            <text:p>459.56</text:p>
          </table:table-cell>
          <table:table-cell office:value-type="float" office:value="467.68" calcext:value-type="float">
            <text:p>467.68</text:p>
          </table:table-cell>
          <table:table-cell office:value-type="float" office:value="478.02" calcext:value-type="float">
            <text:p>478.02</text:p>
          </table:table-cell>
          <table:table-cell office:value-type="float" office:value="482.38" calcext:value-type="float">
            <text:p>482.38</text:p>
          </table:table-cell>
          <table:table-cell office:value-type="float" office:value="489.54" calcext:value-type="float">
            <text:p>489.54</text:p>
          </table:table-cell>
          <table:table-cell office:value-type="float" office:value="498.88" calcext:value-type="float">
            <text:p>498.88</text:p>
          </table:table-cell>
          <table:table-cell office:value-type="float" office:value="504.9" calcext:value-type="float">
            <text:p>504.90</text:p>
          </table:table-cell>
          <table:table-cell office:value-type="float" office:value="509.12" calcext:value-type="float">
            <text:p>509.12</text:p>
          </table:table-cell>
          <table:table-cell office:value-type="float" office:value="512.96" calcext:value-type="float">
            <text:p>512.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217.92" calcext:value-type="float">
            <text:p>217.92</text:p>
          </table:table-cell>
          <table:table-cell office:value-type="float" office:value="219.09" calcext:value-type="float">
            <text:p>219.09</text:p>
          </table:table-cell>
          <table:table-cell office:value-type="float" office:value="216.12" calcext:value-type="float">
            <text:p>216.12</text:p>
          </table:table-cell>
          <table:table-cell office:value-type="float" office:value="217.06" calcext:value-type="float">
            <text:p>217.06</text:p>
          </table:table-cell>
          <table:table-cell office:value-type="float" office:value="216.96" calcext:value-type="float">
            <text:p>216.96</text:p>
          </table:table-cell>
          <table:table-cell office:value-type="float" office:value="218.56" calcext:value-type="float">
            <text:p>218.56</text:p>
          </table:table-cell>
          <table:table-cell office:value-type="float" office:value="223.38" calcext:value-type="float">
            <text:p>223.38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0.68" calcext:value-type="float">
            <text:p>230.68</text:p>
          </table:table-cell>
          <table:table-cell office:value-type="float" office:value="232.81" calcext:value-type="float">
            <text:p>232.81</text:p>
          </table:table-cell>
          <table:table-cell office:value-type="float" office:value="241.58" calcext:value-type="float">
            <text:p>241.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341.39" calcext:value-type="float">
            <text:p>341.39</text:p>
          </table:table-cell>
          <table:table-cell office:value-type="float" office:value="349.89" calcext:value-type="float">
            <text:p>349.89</text:p>
          </table:table-cell>
          <table:table-cell office:value-type="float" office:value="359.2" calcext:value-type="float">
            <text:p>359.20</text:p>
          </table:table-cell>
          <table:table-cell office:value-type="float" office:value="369.88" calcext:value-type="float">
            <text:p>369.88</text:p>
          </table:table-cell>
          <table:table-cell office:value-type="float" office:value="383.52" calcext:value-type="float">
            <text:p>383.52</text:p>
          </table:table-cell>
          <table:table-cell office:value-type="float" office:value="398.35" calcext:value-type="float">
            <text:p>398.35</text:p>
          </table:table-cell>
          <table:table-cell office:value-type="float" office:value="410.12" calcext:value-type="float">
            <text:p>410.12</text:p>
          </table:table-cell>
          <table:table-cell office:value-type="float" office:value="426.07" calcext:value-type="float">
            <text:p>426.07</text:p>
          </table:table-cell>
          <table:table-cell office:value-type="float" office:value="442.61" calcext:value-type="float">
            <text:p>442.61</text:p>
          </table:table-cell>
          <table:table-cell office:value-type="float" office:value="461.4" calcext:value-type="float">
            <text:p>461.40</text:p>
          </table:table-cell>
          <table:table-cell office:value-type="float" office:value="479.79" calcext:value-type="float">
            <text:p>479.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15.57" calcext:value-type="float">
            <text:p>215.57</text:p>
          </table:table-cell>
          <table:table-cell office:value-type="float" office:value="212.13" calcext:value-type="float">
            <text:p>212.13</text:p>
          </table:table-cell>
          <table:table-cell office:value-type="float" office:value="221.33" calcext:value-type="float">
            <text:p>221.33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6.86" calcext:value-type="float">
            <text:p>236.86</text:p>
          </table:table-cell>
          <table:table-cell office:value-type="float" office:value="239.2" calcext:value-type="float">
            <text:p>239.20</text:p>
          </table:table-cell>
          <table:table-cell office:value-type="float" office:value="261.05" calcext:value-type="float">
            <text:p>261.05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9.83" calcext:value-type="float">
            <text:p>269.83</text:p>
          </table:table-cell>
          <table:table-cell office:value-type="float" office:value="276.59" calcext:value-type="float">
            <text:p>276.59</text:p>
          </table:table-cell>
          <table:table-cell office:value-type="float" office:value="284.1" calcext:value-type="float">
            <text:p>284.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36.19" calcext:value-type="float">
            <text:p>236.19</text:p>
          </table:table-cell>
          <table:table-cell office:value-type="float" office:value="239.46" calcext:value-type="float">
            <text:p>239.46</text:p>
          </table:table-cell>
          <table:table-cell office:value-type="float" office:value="240.14" calcext:value-type="float">
            <text:p>240.14</text:p>
          </table:table-cell>
          <table:table-cell office:value-type="float" office:value="240.97" calcext:value-type="float">
            <text:p>240.97</text:p>
          </table:table-cell>
          <table:table-cell office:value-type="float" office:value="243.05" calcext:value-type="float">
            <text:p>243.05</text:p>
          </table:table-cell>
          <table:table-cell office:value-type="float" office:value="249.46" calcext:value-type="float">
            <text:p>249.46</text:p>
          </table:table-cell>
          <table:table-cell office:value-type="float" office:value="254.14" calcext:value-type="float">
            <text:p>254.14</text:p>
          </table:table-cell>
          <table:table-cell office:value-type="float" office:value="262.92" calcext:value-type="float">
            <text:p>262.92</text:p>
          </table:table-cell>
          <table:table-cell office:value-type="float" office:value="277.02" calcext:value-type="float">
            <text:p>277.02</text:p>
          </table:table-cell>
          <table:table-cell office:value-type="float" office:value="282.53" calcext:value-type="float">
            <text:p>282.53</text:p>
          </table:table-cell>
          <table:table-cell office:value-type="float" office:value="301.4" calcext:value-type="float">
            <text:p>301.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316.06" calcext:value-type="float">
            <text:p>316.06</text:p>
          </table:table-cell>
          <table:table-cell office:value-type="float" office:value="337.56" calcext:value-type="float">
            <text:p>337.56</text:p>
          </table:table-cell>
          <table:table-cell office:value-type="float" office:value="335.16" calcext:value-type="float">
            <text:p>335.16</text:p>
          </table:table-cell>
          <table:table-cell office:value-type="float" office:value="328.46" calcext:value-type="float">
            <text:p>328.46</text:p>
          </table:table-cell>
          <table:table-cell office:value-type="float" office:value="334.83" calcext:value-type="float">
            <text:p>334.83</text:p>
          </table:table-cell>
          <table:table-cell office:value-type="float" office:value="330.64" calcext:value-type="float">
            <text:p>330.64</text:p>
          </table:table-cell>
          <table:table-cell office:value-type="float" office:value="336.44" calcext:value-type="float">
            <text:p>336.44</text:p>
          </table:table-cell>
          <table:table-cell office:value-type="float" office:value="339.07" calcext:value-type="float">
            <text:p>339.07</text:p>
          </table:table-cell>
          <table:table-cell office:value-type="float" office:value="342.78" calcext:value-type="float">
            <text:p>342.78</text:p>
          </table:table-cell>
          <table:table-cell office:value-type="float" office:value="345.13" calcext:value-type="float">
            <text:p>345.13</text:p>
          </table:table-cell>
          <table:table-cell office:value-type="float" office:value="347.35" calcext:value-type="float">
            <text:p>347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303.27" calcext:value-type="float">
            <text:p>303.27</text:p>
          </table:table-cell>
          <table:table-cell office:value-type="float" office:value="304.02" calcext:value-type="float">
            <text:p>304.02</text:p>
          </table:table-cell>
          <table:table-cell office:value-type="float" office:value="306.53" calcext:value-type="float">
            <text:p>306.53</text:p>
          </table:table-cell>
          <table:table-cell office:value-type="float" office:value="308.81" calcext:value-type="float">
            <text:p>308.81</text:p>
          </table:table-cell>
          <table:table-cell office:value-type="float" office:value="360.84" calcext:value-type="float">
            <text:p>360.84</text:p>
          </table:table-cell>
          <table:table-cell office:value-type="float" office:value="364.53" calcext:value-type="float">
            <text:p>364.53</text:p>
          </table:table-cell>
          <table:table-cell office:value-type="float" office:value="366.92" calcext:value-type="float">
            <text:p>366.92</text:p>
          </table:table-cell>
          <table:table-cell office:value-type="float" office:value="369.74" calcext:value-type="float">
            <text:p>369.74</text:p>
          </table:table-cell>
          <table:table-cell office:value-type="float" office:value="373.58" calcext:value-type="float">
            <text:p>373.58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360.22" calcext:value-type="float">
            <text:p>360.22</text:p>
          </table:table-cell>
          <table:table-cell office:value-type="float" office:value="368.2" calcext:value-type="float">
            <text:p>368.20</text:p>
          </table:table-cell>
          <table:table-cell office:value-type="float" office:value="374.21" calcext:value-type="float">
            <text:p>374.21</text:p>
          </table:table-cell>
          <table:table-cell office:value-type="float" office:value="381.24" calcext:value-type="float">
            <text:p>381.24</text:p>
          </table:table-cell>
          <table:table-cell office:value-type="float" office:value="388.29" calcext:value-type="float">
            <text:p>388.29</text:p>
          </table:table-cell>
          <table:table-cell office:value-type="float" office:value="396.42" calcext:value-type="float">
            <text:p>396.42</text:p>
          </table:table-cell>
          <table:table-cell office:value-type="float" office:value="404.67" calcext:value-type="float">
            <text:p>404.67</text:p>
          </table:table-cell>
          <table:table-cell office:value-type="float" office:value="413.35" calcext:value-type="float">
            <text:p>413.35</text:p>
          </table:table-cell>
          <table:table-cell office:value-type="float" office:value="420.2" calcext:value-type="float">
            <text:p>420.20</text:p>
          </table:table-cell>
          <table:table-cell office:value-type="float" office:value="427.06" calcext:value-type="float">
            <text:p>427.06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379.07" calcext:value-type="float">
            <text:p>379.07</text:p>
          </table:table-cell>
          <table:table-cell office:value-type="float" office:value="389.79" calcext:value-type="float">
            <text:p>389.79</text:p>
          </table:table-cell>
          <table:table-cell office:value-type="float" office:value="400.32" calcext:value-type="float">
            <text:p>400.32</text:p>
          </table:table-cell>
          <table:table-cell office:value-type="float" office:value="404.79" calcext:value-type="float">
            <text:p>404.79</text:p>
          </table:table-cell>
          <table:table-cell office:value-type="float" office:value="411.39" calcext:value-type="float">
            <text:p>411.39</text:p>
          </table:table-cell>
          <table:table-cell office:value-type="float" office:value="418.81" calcext:value-type="float">
            <text:p>418.81</text:p>
          </table:table-cell>
          <table:table-cell office:value-type="float" office:value="423.19" calcext:value-type="float">
            <text:p>423.19</text:p>
          </table:table-cell>
          <table:table-cell office:value-type="float" office:value="430.62" calcext:value-type="float">
            <text:p>430.62</text:p>
          </table:table-cell>
          <table:table-cell office:value-type="float" office:value="442.92" calcext:value-type="float">
            <text:p>442.92</text:p>
          </table:table-cell>
          <table:table-cell office:value-type="float" office:value="440.35" calcext:value-type="float">
            <text:p>440.35</text:p>
          </table:table-cell>
          <table:table-cell office:value-type="float" office:value="451.22" calcext:value-type="float">
            <text:p>451.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384.98" calcext:value-type="float">
            <text:p>384.98</text:p>
          </table:table-cell>
          <table:table-cell office:value-type="float" office:value="384.74" calcext:value-type="float">
            <text:p>384.74</text:p>
          </table:table-cell>
          <table:table-cell office:value-type="float" office:value="381.74" calcext:value-type="float">
            <text:p>381.74</text:p>
          </table:table-cell>
          <table:table-cell office:value-type="float" office:value="383.27" calcext:value-type="float">
            <text:p>383.27</text:p>
          </table:table-cell>
          <table:table-cell office:value-type="float" office:value="380.72" calcext:value-type="float">
            <text:p>380.72</text:p>
          </table:table-cell>
          <table:table-cell office:value-type="float" office:value="383.28" calcext:value-type="float">
            <text:p>383.28</text:p>
          </table:table-cell>
          <table:table-cell office:value-type="float" office:value="391.57" calcext:value-type="float">
            <text:p>391.57</text:p>
          </table:table-cell>
          <table:table-cell office:value-type="float" office:value="404" calcext:value-type="float">
            <text:p>404.00</text:p>
          </table:table-cell>
          <table:table-cell office:value-type="float" office:value="412.58" calcext:value-type="float">
            <text:p>412.58</text:p>
          </table:table-cell>
          <table:table-cell office:value-type="float" office:value="419.71" calcext:value-type="float">
            <text:p>419.71</text:p>
          </table:table-cell>
          <table:table-cell office:value-type="float" office:value="425.06" calcext:value-type="float">
            <text:p>425.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146.93" calcext:value-type="float">
            <text:p>146.93</text:p>
          </table:table-cell>
          <table:table-cell office:value-type="float" office:value="154.56" calcext:value-type="float">
            <text:p>154.56</text:p>
          </table:table-cell>
          <table:table-cell office:value-type="float" office:value="159.25" calcext:value-type="float">
            <text:p>159.25</text:p>
          </table:table-cell>
          <table:table-cell office:value-type="float" office:value="164.69" calcext:value-type="float">
            <text:p>164.69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9.8" calcext:value-type="float">
            <text:p>169.80</text:p>
          </table:table-cell>
          <table:table-cell office:value-type="float" office:value="172.62" calcext:value-type="float">
            <text:p>172.62</text:p>
          </table:table-cell>
          <table:table-cell office:value-type="float" office:value="175.68" calcext:value-type="float">
            <text:p>175.6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80.6" calcext:value-type="float">
            <text:p>180.60</text:p>
          </table:table-cell>
          <table:table-cell office:value-type="float" office:value="182.68" calcext:value-type="float">
            <text:p>182.68</text:p>
          </table:table-cell>
          <table:table-cell table:number-columns-repeated="1012"/>
        </table:table-row>
      </table:table>
      <table:table table:name="Nurses and midwives" table:style-name="ta1">
        <table:table-column table:style-name="co1" table:default-cell-style-name="ce3"/>
        <table:table-column table:style-name="co1" table:number-columns-repeated="10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er hundred thousand inhabitants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ISCO08</text:p>
          </table:table-cell>
          <table:table-cell table:style-name="ce1" office:value-type="string" calcext:value-type="string">
            <text:p>Nurses and midwives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office:value-type="string" calcext:value-type="string">
            <text:p>GEO/TIME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style-name="ce3" office:value-type="string" calcext:value-type="string">
            <text:p>2014</text:p>
          </table:table-cell>
          <table:table-cell table:style-name="ce3" office:value-type="string" calcext:value-type="string">
            <text:p>2015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European Union - 28 countries</text:p>
          </table:table-cell>
          <table:table-cell table:style-name="ce3" table:number-columns-repeated="10"/>
          <table:table-cell table:number-columns-repeated="2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Belgium</text:p>
          </table:table-cell>
          <table:table-cell table:style-name="ce3" table:number-columns-repeated="10"/>
          <table:table-cell table:number-columns-repeated="2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454.97" calcext:value-type="float">
            <text:p>454.97</text:p>
          </table:table-cell>
          <table:table-cell office:value-type="float" office:value="465.35" calcext:value-type="float">
            <text:p>465.35</text:p>
          </table:table-cell>
          <table:table-cell office:value-type="float" office:value="467.64" calcext:value-type="float">
            <text:p>467.64</text:p>
          </table:table-cell>
          <table:table-cell office:value-type="float" office:value="464.73" calcext:value-type="float">
            <text:p>464.73</text:p>
          </table:table-cell>
          <table:table-cell office:value-type="float" office:value="469.2" calcext:value-type="float">
            <text:p>469.20</text:p>
          </table:table-cell>
          <table:table-cell office:value-type="float" office:value="474.65" calcext:value-type="float">
            <text:p>474.65</text:p>
          </table:table-cell>
          <table:table-cell office:value-type="float" office:value="483.86" calcext:value-type="float">
            <text:p>483.86</text:p>
          </table:table-cell>
          <table:table-cell office:value-type="float" office:value="491.82" calcext:value-type="float">
            <text:p>491.82</text:p>
          </table:table-cell>
          <table:table-cell office:value-type="float" office:value="486.99" calcext:value-type="float">
            <text:p>486.99</text:p>
          </table:table-cell>
          <table:table-cell office:value-type="float" office:value="483.02" calcext:value-type="float">
            <text:p>483.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zechia</text:p>
          </table:table-cell>
          <table:table-cell office:value-type="float" office:value="846.17" calcext:value-type="float">
            <text:p>846.17</text:p>
          </table:table-cell>
          <table:table-cell office:value-type="float" office:value="841.76" calcext:value-type="float">
            <text:p>841.76</text:p>
          </table:table-cell>
          <table:table-cell office:value-type="float" office:value="835.26" calcext:value-type="float">
            <text:p>835.26</text:p>
          </table:table-cell>
          <table:table-cell office:value-type="float" office:value="847.45" calcext:value-type="float">
            <text:p>847.45</text:p>
          </table:table-cell>
          <table:table-cell office:value-type="float" office:value="850.1" calcext:value-type="float">
            <text:p>850.10</text:p>
          </table:table-cell>
          <table:table-cell office:value-type="float" office:value="846.1" calcext:value-type="float">
            <text:p>846.10</text:p>
          </table:table-cell>
          <table:table-cell office:value-type="float" office:value="848.29" calcext:value-type="float">
            <text:p>848.29</text:p>
          </table:table-cell>
          <table:table-cell office:value-type="float" office:value="841" calcext:value-type="float">
            <text:p>841.00</text:p>
          </table:table-cell>
          <table:table-cell office:value-type="float" office:value="834.01" calcext:value-type="float">
            <text:p>834.01</text:p>
          </table:table-cell>
          <table:table-cell office:value-type="float" office:value="841.49" calcext:value-type="float">
            <text:p>841.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1473.77" calcext:value-type="float">
            <text:p>1,473.77</text:p>
          </table:table-cell>
          <table:table-cell office:value-type="float" office:value="1454.96" calcext:value-type="float">
            <text:p>1,454.96</text:p>
          </table:table-cell>
          <table:table-cell office:value-type="float" office:value="1517.45" calcext:value-type="float">
            <text:p>1,517.45</text:p>
          </table:table-cell>
          <table:table-cell office:value-type="float" office:value="1588.82" calcext:value-type="float">
            <text:p>1,588.82</text:p>
          </table:table-cell>
          <table:table-cell office:value-type="float" office:value="1611.9" calcext:value-type="float">
            <text:p>1,611.90</text:p>
          </table:table-cell>
          <table:table-cell office:value-type="float" office:value="1630.28" calcext:value-type="float">
            <text:p>1,630.28</text:p>
          </table:table-cell>
          <table:table-cell office:value-type="float" office:value="1661.63" calcext:value-type="float">
            <text:p>1,661.63</text:p>
          </table:table-cell>
          <table:table-cell office:value-type="float" office:value="1683.74" calcext:value-type="float">
            <text:p>1,683.74</text:p>
          </table:table-cell>
          <table:table-cell office:value-type="float" office:value="1702.46" calcext:value-type="float">
            <text:p>1,702.46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Germany (until 1990 former territory of the FRG)</text:p>
          </table:table-cell>
          <table:table-cell office:value-type="float" office:value="1158.1" calcext:value-type="float">
            <text:p>1,158.10</text:p>
          </table:table-cell>
          <table:table-cell office:value-type="float" office:value="1174.23" calcext:value-type="float">
            <text:p>1,174.23</text:p>
          </table:table-cell>
          <table:table-cell office:value-type="float" office:value="1198.39" calcext:value-type="float">
            <text:p>1,198.39</text:p>
          </table:table-cell>
          <table:table-cell office:value-type="float" office:value="1228.29" calcext:value-type="float">
            <text:p>1,228.29</text:p>
          </table:table-cell>
          <table:table-cell office:value-type="float" office:value="1241.18" calcext:value-type="float">
            <text:p>1,241.18</text:p>
          </table:table-cell>
          <table:table-cell office:value-type="float" office:value="1254.31" calcext:value-type="float">
            <text:p>1,254.31</text:p>
          </table:table-cell>
          <table:table-cell office:value-type="float" office:value="1264.46" calcext:value-type="float">
            <text:p>1,264.46</text:p>
          </table:table-cell>
          <table:table-cell office:value-type="float" office:value="1317.05" calcext:value-type="float">
            <text:p>1,317.05</text:p>
          </table:table-cell>
          <table:table-cell office:value-type="float" office:value="1352.14" calcext:value-type="float">
            <text:p>1,352.14</text:p>
          </table:table-cell>
          <table:table-cell office:value-type="float" office:value="1362.52" calcext:value-type="float">
            <text:p>1,362.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41.66" calcext:value-type="float">
            <text:p>341.66</text:p>
          </table:table-cell>
          <table:table-cell office:value-type="float" office:value="341.57" calcext:value-type="float">
            <text:p>341.57</text:p>
          </table:table-cell>
          <table:table-cell office:value-type="float" office:value="345.11" calcext:value-type="float">
            <text:p>345.11</text:p>
          </table:table-cell>
          <table:table-cell office:value-type="float" office:value="353.92" calcext:value-type="float">
            <text:p>353.92</text:p>
          </table:table-cell>
          <table:table-cell office:value-type="float" office:value="362.4" calcext:value-type="float">
            <text:p>362.40</text:p>
          </table:table-cell>
          <table:table-cell office:value-type="float" office:value="364.34" calcext:value-type="float">
            <text:p>364.34</text:p>
          </table:table-cell>
          <table:table-cell office:value-type="float" office:value="356.62" calcext:value-type="float">
            <text:p>356.62</text:p>
          </table:table-cell>
          <table:table-cell office:value-type="float" office:value="353.68" calcext:value-type="float">
            <text:p>353.68</text:p>
          </table:table-cell>
          <table:table-cell office:value-type="float" office:value="347.42" calcext:value-type="float">
            <text:p>347.42</text:p>
          </table:table-cell>
          <table:table-cell office:value-type="float" office:value="344.89" calcext:value-type="float">
            <text:p>344.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448.51" calcext:value-type="float">
            <text:p>448.51</text:p>
          </table:table-cell>
          <table:table-cell office:value-type="float" office:value="464.06" calcext:value-type="float">
            <text:p>464.06</text:p>
          </table:table-cell>
          <table:table-cell office:value-type="float" office:value="486.44" calcext:value-type="float">
            <text:p>486.44</text:p>
          </table:table-cell>
          <table:table-cell office:value-type="float" office:value="500.34" calcext:value-type="float">
            <text:p>500.34</text:p>
          </table:table-cell>
          <table:table-cell office:value-type="float" office:value="520.65" calcext:value-type="float">
            <text:p>520.65</text:p>
          </table:table-cell>
          <table:table-cell office:value-type="float" office:value="528.36" calcext:value-type="float">
            <text:p>528.36</text:p>
          </table:table-cell>
          <table:table-cell office:value-type="float" office:value="524.45" calcext:value-type="float">
            <text:p>524.45</text:p>
          </table:table-cell>
          <table:table-cell office:value-type="float" office:value="514.3" calcext:value-type="float">
            <text:p>514.30</text:p>
          </table:table-cell>
          <table:table-cell office:value-type="float" office:value="514.91" calcext:value-type="float">
            <text:p>514.91</text:p>
          </table:table-cell>
          <table:table-cell office:value-type="float" office:value="528.66" calcext:value-type="float">
            <text:p>528.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806.69" calcext:value-type="float">
            <text:p>806.69</text:p>
          </table:table-cell>
          <table:table-cell office:value-type="float" office:value="793.43" calcext:value-type="float">
            <text:p>793.43</text:p>
          </table:table-cell>
          <table:table-cell office:value-type="float" office:value="821.4" calcext:value-type="float">
            <text:p>821.40</text:p>
          </table:table-cell>
          <table:table-cell office:value-type="float" office:value="850.22" calcext:value-type="float">
            <text:p>850.22</text:p>
          </table:table-cell>
          <table:table-cell office:value-type="float" office:value="874.17" calcext:value-type="float">
            <text:p>874.17</text:p>
          </table:table-cell>
          <table:table-cell office:value-type="float" office:value="900.99" calcext:value-type="float">
            <text:p>900.99</text:p>
          </table:table-cell>
          <table:table-cell office:value-type="float" office:value="941.36" calcext:value-type="float">
            <text:p>941.36</text:p>
          </table:table-cell>
          <table:table-cell office:value-type="float" office:value="970.1" calcext:value-type="float">
            <text:p>970.10</text:p>
          </table:table-cell>
          <table:table-cell office:value-type="float" office:value="996.57" calcext:value-type="float">
            <text:p>996.57</text:p>
          </table:table-cell>
          <table:table-cell office:value-type="float" office:value="1025.51" calcext:value-type="float">
            <text:p>1,025.51</text:p>
          </table:table-cell>
          <table:table-cell table:style-name="ce4" office:value-type="float" office:value="1053.32" calcext:value-type="float">
            <text:p>1,053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525.77" calcext:value-type="float">
            <text:p>525.77</text:p>
          </table:table-cell>
          <table:table-cell office:value-type="float" office:value="537.35" calcext:value-type="float">
            <text:p>537.35</text:p>
          </table:table-cell>
          <table:table-cell office:value-type="float" office:value="557.61" calcext:value-type="float">
            <text:p>557.61</text:p>
          </table:table-cell>
          <table:table-cell office:value-type="float" office:value="546.25" calcext:value-type="float">
            <text:p>546.25</text:p>
          </table:table-cell>
          <table:table-cell office:value-type="float" office:value="565.75" calcext:value-type="float">
            <text:p>565.75</text:p>
          </table:table-cell>
          <table:table-cell office:value-type="float" office:value="578.53" calcext:value-type="float">
            <text:p>578.53</text:p>
          </table:table-cell>
          <table:table-cell office:value-type="float" office:value="605.94" calcext:value-type="float">
            <text:p>605.94</text:p>
          </table:table-cell>
          <table:table-cell office:value-type="float" office:value="620.83" calcext:value-type="float">
            <text:p>620.83</text:p>
          </table:table-cell>
          <table:table-cell office:value-type="float" office:value="616.99" calcext:value-type="float">
            <text:p>616.99</text:p>
          </table:table-cell>
          <table:table-cell office:value-type="float" office:value="622.86" calcext:value-type="float">
            <text:p>622.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aly</text:p>
          </table:table-cell>
          <table:table-cell table:style-name="ce3" table:number-columns-repeated="2"/>
          <table:table-cell office:value-type="float" office:value="636.51" calcext:value-type="float">
            <text:p>636.51</text:p>
          </table:table-cell>
          <table:table-cell office:value-type="float" office:value="647.8" calcext:value-type="float">
            <text:p>647.80</text:p>
          </table:table-cell>
          <table:table-cell office:value-type="float" office:value="648.34" calcext:value-type="float">
            <text:p>648.34</text:p>
          </table:table-cell>
          <table:table-cell office:value-type="float" office:value="658.45" calcext:value-type="float">
            <text:p>658.45</text:p>
          </table:table-cell>
          <table:table-cell office:value-type="float" office:value="665.69" calcext:value-type="float">
            <text:p>665.69</text:p>
          </table:table-cell>
          <table:table-cell office:value-type="float" office:value="532.98" calcext:value-type="float">
            <text:p>532.98</text:p>
          </table:table-cell>
          <table:table-cell office:value-type="float" office:value="553.29" calcext:value-type="float">
            <text:p>553.29</text:p>
          </table:table-cell>
          <table:table-cell office:value-type="float" office:value="570.09" calcext:value-type="float">
            <text:p>570.09</text:p>
          </table:table-cell>
          <table:table-cell table:style-name="ce4" office:value-type="float" office:value="564.02" calcext:value-type="float">
            <text:p>564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639.32" calcext:value-type="float">
            <text:p>639.32</text:p>
          </table:table-cell>
          <table:table-cell office:value-type="float" office:value="610.87" calcext:value-type="float">
            <text:p>610.87</text:p>
          </table:table-cell>
          <table:table-cell office:value-type="float" office:value="631.94" calcext:value-type="float">
            <text:p>631.94</text:p>
          </table:table-cell>
          <table:table-cell office:value-type="float" office:value="638.35" calcext:value-type="float">
            <text:p>638.35</text:p>
          </table:table-cell>
          <table:table-cell office:value-type="float" office:value="639.09" calcext:value-type="float">
            <text:p>639.09</text:p>
          </table:table-cell>
          <table:table-cell office:value-type="float" office:value="638.42" calcext:value-type="float">
            <text:p>638.42</text:p>
          </table:table-cell>
          <table:table-cell office:value-type="float" office:value="649.75" calcext:value-type="float">
            <text:p>649.75</text:p>
          </table:table-cell>
          <table:table-cell office:value-type="float" office:value="659.65" calcext:value-type="float">
            <text:p>659.65</text:p>
          </table:table-cell>
          <table:table-cell office:value-type="float" office:value="658.35" calcext:value-type="float">
            <text:p>658.35</text:p>
          </table:table-cell>
          <table:table-cell office:value-type="float" office:value="664.09" calcext:value-type="float">
            <text:p>664.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157.06" calcext:value-type="float">
            <text:p>1,157.06</text:p>
          </table:table-cell>
          <table:table-cell office:value-type="float" office:value="1155.99" calcext:value-type="float">
            <text:p>1,155.99</text:p>
          </table:table-cell>
          <table:table-cell office:value-type="float" office:value="1184.24" calcext:value-type="float">
            <text:p>1,184.24</text:p>
          </table:table-cell>
          <table:table-cell office:value-type="float" office:value="1185.03" calcext:value-type="float">
            <text:p>1,185.03</text:p>
          </table:table-cell>
          <table:table-cell office:value-type="float" office:value="1195.46" calcext:value-type="float">
            <text:p>1,195.46</text:p>
          </table:table-cell>
          <table:table-cell office:value-type="float" office:value="1210.77" calcext:value-type="float">
            <text:p>1,210.77</text:p>
          </table:table-cell>
          <table:table-cell office:value-type="float" office:value="1226.59" calcext:value-type="float">
            <text:p>1,226.59</text:p>
          </table:table-cell>
          <table:table-cell office:value-type="float" office:value="1222.97" calcext:value-type="float">
            <text:p>1,222.97</text:p>
          </table:table-cell>
          <table:table-cell table:style-name="ce3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742.32" calcext:value-type="float">
            <text:p>742.32</text:p>
          </table:table-cell>
          <table:table-cell office:value-type="float" office:value="753.13" calcext:value-type="float">
            <text:p>753.13</text:p>
          </table:table-cell>
          <table:table-cell office:value-type="float" office:value="766.83" calcext:value-type="float">
            <text:p>766.83</text:p>
          </table:table-cell>
          <table:table-cell office:value-type="float" office:value="775.95" calcext:value-type="float">
            <text:p>775.95</text:p>
          </table:table-cell>
          <table:table-cell office:value-type="float" office:value="783.07" calcext:value-type="float">
            <text:p>783.07</text:p>
          </table:table-cell>
          <table:table-cell office:value-type="float" office:value="790.47" calcext:value-type="float">
            <text:p>790.47</text:p>
          </table:table-cell>
          <table:table-cell office:value-type="float" office:value="798.7" calcext:value-type="float">
            <text:p>798.70</text:p>
          </table:table-cell>
          <table:table-cell office:value-type="float" office:value="802.89" calcext:value-type="float">
            <text:p>802.89</text:p>
          </table:table-cell>
          <table:table-cell office:value-type="float" office:value="816.85" calcext:value-type="float">
            <text:p>816.85</text:p>
          </table:table-cell>
          <table:table-cell office:value-type="float" office:value="820.98" calcext:value-type="float">
            <text:p>820.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564.4" calcext:value-type="float">
            <text:p>564.40</text:p>
          </table:table-cell>
          <table:table-cell office:value-type="float" office:value="575.3" calcext:value-type="float">
            <text:p>575.30</text:p>
          </table:table-cell>
          <table:table-cell office:value-type="float" office:value="577.49" calcext:value-type="float">
            <text:p>577.49</text:p>
          </table:table-cell>
          <table:table-cell office:value-type="float" office:value="583.64" calcext:value-type="float">
            <text:p>583.64</text:p>
          </table:table-cell>
          <table:table-cell office:value-type="float" office:value="582.51" calcext:value-type="float">
            <text:p>582.51</text:p>
          </table:table-cell>
          <table:table-cell office:value-type="float" office:value="580.17" calcext:value-type="float">
            <text:p>580.17</text:p>
          </table:table-cell>
          <table:table-cell office:value-type="float" office:value="620.04" calcext:value-type="float">
            <text:p>620.04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2.9" calcext:value-type="float">
            <text:p>582.90</text:p>
          </table:table-cell>
          <table:table-cell office:value-type="float" office:value="578.75" calcext:value-type="float">
            <text:p>578.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481.42" calcext:value-type="float">
            <text:p>481.42</text:p>
          </table:table-cell>
          <table:table-cell office:value-type="float" office:value="509.78" calcext:value-type="float">
            <text:p>509.78</text:p>
          </table:table-cell>
          <table:table-cell office:value-type="float" office:value="533.86" calcext:value-type="float">
            <text:p>533.86</text:p>
          </table:table-cell>
          <table:table-cell office:value-type="float" office:value="560.56" calcext:value-type="float">
            <text:p>560.56</text:p>
          </table:table-cell>
          <table:table-cell office:value-type="float" office:value="588.72" calcext:value-type="float">
            <text:p>588.72</text:p>
          </table:table-cell>
          <table:table-cell office:value-type="float" office:value="610.76" calcext:value-type="float">
            <text:p>610.76</text:p>
          </table:table-cell>
          <table:table-cell office:value-type="float" office:value="622.02" calcext:value-type="float">
            <text:p>622.02</text:p>
          </table:table-cell>
          <table:table-cell office:value-type="float" office:value="629.31" calcext:value-type="float">
            <text:p>629.31</text:p>
          </table:table-cell>
          <table:table-cell office:value-type="float" office:value="637.82" calcext:value-type="float">
            <text:p>637.82</text:p>
          </table:table-cell>
          <table:table-cell office:value-type="float" office:value="653.89" calcext:value-type="float">
            <text:p>653.89</text:p>
          </table:table-cell>
          <table:table-cell table:style-name="ce4" office:value-type="float" office:value="672.96" calcext:value-type="float">
            <text:p>672.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586.24" calcext:value-type="float">
            <text:p>586.24</text:p>
          </table:table-cell>
          <table:table-cell office:value-type="float" office:value="588.41" calcext:value-type="float">
            <text:p>588.41</text:p>
          </table:table-cell>
          <table:table-cell office:value-type="float" office:value="576.33" calcext:value-type="float">
            <text:p>576.33</text:p>
          </table:table-cell>
          <table:table-cell office:value-type="float" office:value="588.66" calcext:value-type="float">
            <text:p>588.66</text:p>
          </table:table-cell>
          <table:table-cell office:value-type="float" office:value="545.39" calcext:value-type="float">
            <text:p>545.39</text:p>
          </table:table-cell>
          <table:table-cell office:value-type="float" office:value="552.4" calcext:value-type="float">
            <text:p>552.40</text:p>
          </table:table-cell>
          <table:table-cell office:value-type="float" office:value="598.68" calcext:value-type="float">
            <text:p>598.68</text:p>
          </table:table-cell>
          <table:table-cell office:value-type="float" office:value="618.1" calcext:value-type="float">
            <text:p>618.10</text:p>
          </table:table-cell>
          <table:table-cell office:value-type="float" office:value="633.36" calcext:value-type="float">
            <text:p>633.36</text:p>
          </table:table-cell>
          <table:table-cell office:value-type="float" office:value="657.82" calcext:value-type="float">
            <text:p>657.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763.43" calcext:value-type="float">
            <text:p>763.43</text:p>
          </table:table-cell>
          <table:table-cell office:value-type="float" office:value="778.98" calcext:value-type="float">
            <text:p>778.98</text:p>
          </table:table-cell>
          <table:table-cell office:value-type="float" office:value="792.01" calcext:value-type="float">
            <text:p>792.01</text:p>
          </table:table-cell>
          <table:table-cell office:value-type="float" office:value="806.99" calcext:value-type="float">
            <text:p>806.99</text:p>
          </table:table-cell>
          <table:table-cell office:value-type="float" office:value="823.55" calcext:value-type="float">
            <text:p>823.55</text:p>
          </table:table-cell>
          <table:table-cell office:value-type="float" office:value="838.54" calcext:value-type="float">
            <text:p>838.54</text:p>
          </table:table-cell>
          <table:table-cell office:value-type="float" office:value="822.01" calcext:value-type="float">
            <text:p>822.01</text:p>
          </table:table-cell>
          <table:table-cell office:value-type="float" office:value="837.74" calcext:value-type="float">
            <text:p>837.74</text:p>
          </table:table-cell>
          <table:table-cell office:value-type="float" office:value="862.76" calcext:value-type="float">
            <text:p>862.76</text:p>
          </table:table-cell>
          <table:table-cell office:value-type="float" office:value="885.71" calcext:value-type="float">
            <text:p>885.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632.86" calcext:value-type="float">
            <text:p>632.86</text:p>
          </table:table-cell>
          <table:table-cell office:value-type="float" office:value="661.42" calcext:value-type="float">
            <text:p>661.42</text:p>
          </table:table-cell>
          <table:table-cell office:value-type="float" office:value="657.32" calcext:value-type="float">
            <text:p>657.32</text:p>
          </table:table-cell>
          <table:table-cell office:value-type="float" office:value="636.27" calcext:value-type="float">
            <text:p>636.27</text:p>
          </table:table-cell>
          <table:table-cell office:value-type="float" office:value="640.06" calcext:value-type="float">
            <text:p>640.06</text:p>
          </table:table-cell>
          <table:table-cell office:value-type="float" office:value="627.6" calcext:value-type="float">
            <text:p>627.60</text:p>
          </table:table-cell>
          <table:table-cell office:value-type="float" office:value="614.75" calcext:value-type="float">
            <text:p>614.75</text:p>
          </table:table-cell>
          <table:table-cell office:value-type="float" office:value="607.81" calcext:value-type="float">
            <text:p>607.81</text:p>
          </table:table-cell>
          <table:table-cell office:value-type="float" office:value="608.29" calcext:value-type="float">
            <text:p>608.29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1297.69" calcext:value-type="float">
            <text:p>1,297.69</text:p>
          </table:table-cell>
          <table:table-cell office:value-type="float" office:value="1316.14" calcext:value-type="float">
            <text:p>1,316.14</text:p>
          </table:table-cell>
          <table:table-cell office:value-type="float" office:value="1346.6" calcext:value-type="float">
            <text:p>1,346.60</text:p>
          </table:table-cell>
          <table:table-cell table:style-name="ce3"/>
          <table:table-cell office:value-type="float" office:value="1169.01" calcext:value-type="float">
            <text:p>1,169.01</text:p>
          </table:table-cell>
          <table:table-cell office:value-type="float" office:value="1195.02" calcext:value-type="float">
            <text:p>1,195.02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160.76" calcext:value-type="float">
            <text:p>1,160.76</text:p>
          </table:table-cell>
          <table:table-cell office:value-type="float" office:value="1171.57" calcext:value-type="float">
            <text:p>1,171.57</text:p>
          </table:table-cell>
          <table:table-cell office:value-type="float" office:value="1175.26" calcext:value-type="float">
            <text:p>1,175.26</text:p>
          </table:table-cell>
          <table:table-cell office:value-type="float" office:value="1175.75" calcext:value-type="float">
            <text:p>1,175.75</text:p>
          </table:table-cell>
          <table:table-cell office:value-type="float" office:value="1183.61" calcext:value-type="float">
            <text:p>1,183.61</text:p>
          </table:table-cell>
          <table:table-cell office:value-type="float" office:value="1185.64" calcext:value-type="float">
            <text:p>1,185.64</text:p>
          </table:table-cell>
          <table:table-cell office:value-type="float" office:value="1189.41" calcext:value-type="float">
            <text:p>1,189.41</text:p>
          </table:table-cell>
          <table:table-cell office:value-type="float" office:value="1190.93" calcext:value-type="float">
            <text:p>1,190.93</text:p>
          </table:table-cell>
          <table:table-cell office:value-type="float" office:value="1188.49" calcext:value-type="float">
            <text:p>1,188.49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441.29" calcext:value-type="float">
            <text:p>1,441.29</text:p>
          </table:table-cell>
          <table:table-cell office:value-type="float" office:value="1443.4" calcext:value-type="float">
            <text:p>1,443.40</text:p>
          </table:table-cell>
          <table:table-cell office:value-type="float" office:value="1450.77" calcext:value-type="float">
            <text:p>1,450.77</text:p>
          </table:table-cell>
          <table:table-cell office:value-type="float" office:value="1644.66" calcext:value-type="float">
            <text:p>1,644.66</text:p>
          </table:table-cell>
          <table:table-cell office:value-type="float" office:value="1665.45" calcext:value-type="float">
            <text:p>1,665.45</text:p>
          </table:table-cell>
          <table:table-cell office:value-type="float" office:value="1693.69" calcext:value-type="float">
            <text:p>1,693.69</text:p>
          </table:table-cell>
          <table:table-cell office:value-type="float" office:value="1706.88" calcext:value-type="float">
            <text:p>1,706.88</text:p>
          </table:table-cell>
          <table:table-cell office:value-type="float" office:value="1721.11" calcext:value-type="float">
            <text:p>1,721.11</text:p>
          </table:table-cell>
          <table:table-cell office:value-type="float" office:value="1744.27" calcext:value-type="float">
            <text:p>1,744.27</text:p>
          </table:table-cell>
          <table:table-cell office:value-type="float" office:value="1790.08" calcext:value-type="float">
            <text:p>1,790.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1478.46" calcext:value-type="float">
            <text:p>1,478.46</text:p>
          </table:table-cell>
          <table:table-cell office:value-type="float" office:value="1496.92" calcext:value-type="float">
            <text:p>1,496.92</text:p>
          </table:table-cell>
          <table:table-cell office:value-type="float" office:value="1520.06" calcext:value-type="float">
            <text:p>1,520.06</text:p>
          </table:table-cell>
          <table:table-cell office:value-type="float" office:value="1549.79" calcext:value-type="float">
            <text:p>1,549.79</text:p>
          </table:table-cell>
          <table:table-cell office:value-type="float" office:value="1630.81" calcext:value-type="float">
            <text:p>1,630.81</text:p>
          </table:table-cell>
          <table:table-cell office:value-type="float" office:value="1689.72" calcext:value-type="float">
            <text:p>1,689.72</text:p>
          </table:table-cell>
          <table:table-cell office:value-type="float" office:value="1727.44" calcext:value-type="float">
            <text:p>1,727.44</text:p>
          </table:table-cell>
          <table:table-cell office:value-type="float" office:value="1767.1" calcext:value-type="float">
            <text:p>1,767.10</text:p>
          </table:table-cell>
          <table:table-cell office:value-type="float" office:value="1786.27" calcext:value-type="float">
            <text:p>1,786.27</text:p>
          </table:table-cell>
          <table:table-cell office:value-type="float" office:value="1826.62" calcext:value-type="float">
            <text:p>1,826.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178.76" calcext:value-type="float">
            <text:p>178.76</text:p>
          </table:table-cell>
          <table:table-cell office:value-type="float" office:value="202.22" calcext:value-type="float">
            <text:p>202.22</text:p>
          </table:table-cell>
          <table:table-cell office:value-type="float" office:value="207.71" calcext:value-type="float">
            <text:p>207.71</text:p>
          </table:table-cell>
          <table:table-cell office:value-type="float" office:value="214.51" calcext:value-type="float">
            <text:p>214.51</text:p>
          </table:table-cell>
          <table:table-cell office:value-type="float" office:value="225.75" calcext:value-type="float">
            <text:p>225.75</text:p>
          </table:table-cell>
          <table:table-cell office:value-type="float" office:value="238.32" calcext:value-type="float">
            <text:p>238.32</text:p>
          </table:table-cell>
          <table:table-cell office:value-type="float" office:value="250.58" calcext:value-type="float">
            <text:p>250.58</text:p>
          </table:table-cell>
          <table:table-cell office:value-type="float" office:value="253.42" calcext:value-type="float">
            <text:p>253.42</text:p>
          </table:table-cell>
          <table:table-cell office:value-type="float" office:value="253" calcext:value-type="float">
            <text:p>253.00</text:p>
          </table:table-cell>
          <table:table-cell office:value-type="float" office:value="263.22" calcext:value-type="float">
            <text:p>263.22</text:p>
          </table:table-cell>
          <table:table-cell table:number-columns-repeated="1013"/>
        </table:table-row>
      </table:table>
      <table:table table:name="Dentists" table:style-name="ta1">
        <table:table-column table:style-name="co1" table:default-cell-style-name="ce3"/>
        <table:table-column table:style-name="co1" table:number-columns-repeated="10" table:default-cell-style-name="ce4"/>
        <table:table-column table:style-name="co1" table:number-columns-repeated="2" table:default-cell-style-name="ce3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er hundred thousand inhabitants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SCO08</text:p>
          </table:table-cell>
          <table:table-cell table:style-name="ce1" office:value-type="string" calcext:value-type="string">
            <text:p>Dentists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GEO/TIME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style-name="ce3" office:value-type="string" calcext:value-type="string">
            <text:p>2014</text:p>
          </table:table-cell>
          <table:table-cell table:style-name="ce3" office:value-type="string" calcext:value-type="string">
            <text:p>2015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uropean Union - 28 countries</text:p>
          </table:table-cell>
          <table:table-cell table:style-name="ce3" table:number-columns-repeated="3"/>
          <table:table-cell office:value-type="float" office:value="67.6" calcext:value-type="float">
            <text:p>67.60</text:p>
          </table:table-cell>
          <table:table-cell office:value-type="float" office:value="68.5" calcext:value-type="float">
            <text:p>68.50</text:p>
          </table:table-cell>
          <table:table-cell office:value-type="float" office:value="69.48" calcext:value-type="float">
            <text:p>69.48</text:p>
          </table:table-cell>
          <table:table-cell office:value-type="float" office:value="70.3" calcext:value-type="float">
            <text:p>70.30</text:p>
          </table:table-cell>
          <table:table-cell office:value-type="float" office:value="68.79" calcext:value-type="float">
            <text:p>68.79</text:p>
          </table:table-cell>
          <table:table-cell office:value-type="float" office:value="69.72" calcext:value-type="float">
            <text:p>69.72</text:p>
          </table:table-cell>
          <table:table-cell office:value-type="float" office:value="70.17" calcext:value-type="float">
            <text:p>70.17</text:p>
          </table:table-cell>
          <table:table-cell table:style-name="ce4" office:value-type="float" office:value="70.04" calcext:value-type="float">
            <text:p>7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73.45" calcext:value-type="float">
            <text:p>73.45</text:p>
          </table:table-cell>
          <table:table-cell office:value-type="float" office:value="72.25" calcext:value-type="float">
            <text:p>72.25</text:p>
          </table:table-cell>
          <table:table-cell office:value-type="float" office:value="71.55" calcext:value-type="float">
            <text:p>71.55</text:p>
          </table:table-cell>
          <table:table-cell office:value-type="float" office:value="70.9" calcext:value-type="float">
            <text:p>70.90</text:p>
          </table:table-cell>
          <table:table-cell office:value-type="float" office:value="70.28" calcext:value-type="float">
            <text:p>70.28</text:p>
          </table:table-cell>
          <table:table-cell office:value-type="float" office:value="70.39" calcext:value-type="float">
            <text:p>70.39</text:p>
          </table:table-cell>
          <table:table-cell office:value-type="float" office:value="70.71" calcext:value-type="float">
            <text:p>70.71</text:p>
          </table:table-cell>
          <table:table-cell office:value-type="float" office:value="71.23" calcext:value-type="float">
            <text:p>71.23</text:p>
          </table:table-cell>
          <table:table-cell office:value-type="float" office:value="72.33" calcext:value-type="float">
            <text:p>72.33</text:p>
          </table:table-cell>
          <table:table-cell office:value-type="float" office:value="73.54" calcext:value-type="float">
            <text:p>73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4.91" calcext:value-type="float">
            <text:p>84.91</text:p>
          </table:table-cell>
          <table:table-cell office:value-type="float" office:value="84.35" calcext:value-type="float">
            <text:p>84.35</text:p>
          </table:table-cell>
          <table:table-cell office:value-type="float" office:value="82.82" calcext:value-type="float">
            <text:p>82.82</text:p>
          </table:table-cell>
          <table:table-cell office:value-type="float" office:value="86.08" calcext:value-type="float">
            <text:p>86.08</text:p>
          </table:table-cell>
          <table:table-cell office:value-type="float" office:value="85.57" calcext:value-type="float">
            <text:p>85.57</text:p>
          </table:table-cell>
          <table:table-cell office:value-type="float" office:value="90.93" calcext:value-type="float">
            <text:p>90.93</text:p>
          </table:table-cell>
          <table:table-cell office:value-type="float" office:value="92.39" calcext:value-type="float">
            <text:p>92.39</text:p>
          </table:table-cell>
          <table:table-cell office:value-type="float" office:value="100.38" calcext:value-type="float">
            <text:p>100.38</text:p>
          </table:table-cell>
          <table:table-cell office:value-type="float" office:value="97.65" calcext:value-type="float">
            <text:p>97.65</text:p>
          </table:table-cell>
          <table:table-cell office:value-type="float" office:value="105.14" calcext:value-type="float">
            <text:p>105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67.51" calcext:value-type="float">
            <text:p>67.51</text:p>
          </table:table-cell>
          <table:table-cell office:value-type="float" office:value="67.23" calcext:value-type="float">
            <text:p>67.23</text:p>
          </table:table-cell>
          <table:table-cell office:value-type="float" office:value="66.9" calcext:value-type="float">
            <text:p>66.90</text:p>
          </table:table-cell>
          <table:table-cell office:value-type="float" office:value="67.63" calcext:value-type="float">
            <text:p>67.63</text:p>
          </table:table-cell>
          <table:table-cell office:value-type="float" office:value="69.19" calcext:value-type="float">
            <text:p>69.19</text:p>
          </table:table-cell>
          <table:table-cell office:value-type="float" office:value="70.78" calcext:value-type="float">
            <text:p>70.78</text:p>
          </table:table-cell>
          <table:table-cell office:value-type="float" office:value="70.98" calcext:value-type="float">
            <text:p>70.98</text:p>
          </table:table-cell>
          <table:table-cell office:value-type="float" office:value="70.63" calcext:value-type="float">
            <text:p>70.63</text:p>
          </table:table-cell>
          <table:table-cell office:value-type="float" office:value="75.11" calcext:value-type="float">
            <text:p>75.11</text:p>
          </table:table-cell>
          <table:table-cell office:value-type="float" office:value="80.23" calcext:value-type="float">
            <text:p>8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84.88" calcext:value-type="float">
            <text:p>84.88</text:p>
          </table:table-cell>
          <table:table-cell office:value-type="float" office:value="83.71" calcext:value-type="float">
            <text:p>83.71</text:p>
          </table:table-cell>
          <table:table-cell office:value-type="float" office:value="81.48" calcext:value-type="float">
            <text:p>81.48</text:p>
          </table:table-cell>
          <table:table-cell office:value-type="float" office:value="79.61" calcext:value-type="float">
            <text:p>79.61</text:p>
          </table:table-cell>
          <table:table-cell office:value-type="float" office:value="80.84" calcext:value-type="float">
            <text:p>80.84</text:p>
          </table:table-cell>
          <table:table-cell office:value-type="float" office:value="79.04" calcext:value-type="float">
            <text:p>79.04</text:p>
          </table:table-cell>
          <table:table-cell office:value-type="float" office:value="78.31" calcext:value-type="float">
            <text:p>78.31</text:p>
          </table:table-cell>
          <table:table-cell office:value-type="float" office:value="76.49" calcext:value-type="float">
            <text:p>76.49</text:p>
          </table:table-cell>
          <table:table-cell office:value-type="float" office:value="75.2" calcext:value-type="float">
            <text:p>75.20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Germany (until 1990 former territory of the FRG)</text:p>
          </table:table-cell>
          <table:table-cell office:value-type="float" office:value="77.52" calcext:value-type="float">
            <text:p>77.52</text:p>
          </table:table-cell>
          <table:table-cell office:value-type="float" office:value="78.24" calcext:value-type="float">
            <text:p>78.24</text:p>
          </table:table-cell>
          <table:table-cell office:value-type="float" office:value="79.09" calcext:value-type="float">
            <text:p>79.09</text:p>
          </table:table-cell>
          <table:table-cell office:value-type="float" office:value="80.25" calcext:value-type="float">
            <text:p>80.25</text:p>
          </table:table-cell>
          <table:table-cell office:value-type="float" office:value="81.23" calcext:value-type="float">
            <text:p>81.23</text:p>
          </table:table-cell>
          <table:table-cell office:value-type="float" office:value="81.88" calcext:value-type="float">
            <text:p>81.88</text:p>
          </table:table-cell>
          <table:table-cell office:value-type="float" office:value="82.7" calcext:value-type="float">
            <text:p>82.70</text:p>
          </table:table-cell>
          <table:table-cell office:value-type="float" office:value="83.87" calcext:value-type="float">
            <text:p>83.87</text:p>
          </table:table-cell>
          <table:table-cell office:value-type="float" office:value="85.37" calcext:value-type="float">
            <text:p>85.37</text:p>
          </table:table-cell>
          <table:table-cell office:value-type="float" office:value="85.53" calcext:value-type="float">
            <text:p>85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8.91" calcext:value-type="float">
            <text:p>128.91</text:p>
          </table:table-cell>
          <table:table-cell office:value-type="float" office:value="130.72" calcext:value-type="float">
            <text:p>130.72</text:p>
          </table:table-cell>
          <table:table-cell office:value-type="float" office:value="130.94" calcext:value-type="float">
            <text:p>130.94</text:p>
          </table:table-cell>
          <table:table-cell office:value-type="float" office:value="129.66" calcext:value-type="float">
            <text:p>129.66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8.08" calcext:value-type="float">
            <text:p>128.08</text:p>
          </table:table-cell>
          <table:table-cell office:value-type="float" office:value="126.86" calcext:value-type="float">
            <text:p>126.86</text:p>
          </table:table-cell>
          <table:table-cell office:value-type="float" office:value="126.2" calcext:value-type="float">
            <text:p>126.20</text:p>
          </table:table-cell>
          <table:table-cell office:value-type="float" office:value="122.92" calcext:value-type="float">
            <text:p>122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2.81" calcext:value-type="float">
            <text:p>52.81</text:p>
          </table:table-cell>
          <table:table-cell office:value-type="float" office:value="54.62" calcext:value-type="float">
            <text:p>54.62</text:p>
          </table:table-cell>
          <table:table-cell office:value-type="float" office:value="56.41" calcext:value-type="float">
            <text:p>56.41</text:p>
          </table:table-cell>
          <table:table-cell office:value-type="float" office:value="58.21" calcext:value-type="float">
            <text:p>58.21</text:p>
          </table:table-cell>
          <table:table-cell office:value-type="float" office:value="60.4" calcext:value-type="float">
            <text:p>60.40</text:p>
          </table:table-cell>
          <table:table-cell office:value-type="float" office:value="62.96" calcext:value-type="float">
            <text:p>62.96</text:p>
          </table:table-cell>
          <table:table-cell office:value-type="float" office:value="66.68" calcext:value-type="float">
            <text:p>66.68</text:p>
          </table:table-cell>
          <table:table-cell office:value-type="float" office:value="69.59" calcext:value-type="float">
            <text:p>69.59</text:p>
          </table:table-cell>
          <table:table-cell office:value-type="float" office:value="71.61" calcext:value-type="float">
            <text:p>71.61</text:p>
          </table:table-cell>
          <table:table-cell office:value-type="float" office:value="74.59" calcext:value-type="float">
            <text:p>74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8.77" calcext:value-type="float">
            <text:p>68.77</text:p>
          </table:table-cell>
          <table:table-cell office:value-type="float" office:value="68.31" calcext:value-type="float">
            <text:p>68.31</text:p>
          </table:table-cell>
          <table:table-cell office:value-type="float" office:value="67.48" calcext:value-type="float">
            <text:p>67.48</text:p>
          </table:table-cell>
          <table:table-cell office:value-type="float" office:value="66.85" calcext:value-type="float">
            <text:p>66.85</text:p>
          </table:table-cell>
          <table:table-cell office:value-type="float" office:value="66.56" calcext:value-type="float">
            <text:p>66.56</text:p>
          </table:table-cell>
          <table:table-cell office:value-type="float" office:value="64.19" calcext:value-type="float">
            <text:p>64.19</text:p>
          </table:table-cell>
          <table:table-cell office:value-type="float" office:value="64.27" calcext:value-type="float">
            <text:p>64.27</text:p>
          </table:table-cell>
          <table:table-cell office:value-type="float" office:value="64.52" calcext:value-type="float">
            <text:p>64.52</text:p>
          </table:table-cell>
          <table:table-cell office:value-type="float" office:value="64.43" calcext:value-type="float">
            <text:p>64.43</text:p>
          </table:table-cell>
          <table:table-cell office:value-type="float" office:value="64.5" calcext:value-type="float">
            <text:p>64.50</text:p>
          </table:table-cell>
          <table:table-cell table:style-name="ce4" office:value-type="float" office:value="64.83" calcext:value-type="float">
            <text:p>6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2.71" calcext:value-type="float">
            <text:p>72.71</text:p>
          </table:table-cell>
          <table:table-cell office:value-type="float" office:value="73.56" calcext:value-type="float">
            <text:p>73.56</text:p>
          </table:table-cell>
          <table:table-cell office:value-type="float" office:value="74.17" calcext:value-type="float">
            <text:p>74.17</text:p>
          </table:table-cell>
          <table:table-cell office:value-type="float" office:value="74.33" calcext:value-type="float">
            <text:p>74.33</text:p>
          </table:table-cell>
          <table:table-cell office:value-type="float" office:value="71.47" calcext:value-type="float">
            <text:p>71.47</text:p>
          </table:table-cell>
          <table:table-cell office:value-type="float" office:value="71.78" calcext:value-type="float">
            <text:p>71.78</text:p>
          </table:table-cell>
          <table:table-cell office:value-type="float" office:value="75.5" calcext:value-type="float">
            <text:p>75.50</text:p>
          </table:table-cell>
          <table:table-cell office:value-type="float" office:value="75.8" calcext:value-type="float">
            <text:p>75.80</text:p>
          </table:table-cell>
          <table:table-cell office:value-type="float" office:value="78.54" calcext:value-type="float">
            <text:p>78.54</text:p>
          </table:table-cell>
          <table:table-cell office:value-type="float" office:value="79.54" calcext:value-type="float">
            <text:p>79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80.37" calcext:value-type="float">
            <text:p>80.37</text:p>
          </table:table-cell>
          <table:table-cell office:value-type="float" office:value="90.32" calcext:value-type="float">
            <text:p>90.32</text:p>
          </table:table-cell>
          <table:table-cell office:value-type="float" office:value="91.32" calcext:value-type="float">
            <text:p>91.32</text:p>
          </table:table-cell>
          <table:table-cell office:value-type="float" office:value="92.07" calcext:value-type="float">
            <text:p>92.07</text:p>
          </table:table-cell>
          <table:table-cell office:value-type="float" office:value="93.4" calcext:value-type="float">
            <text:p>93.40</text:p>
          </table:table-cell>
          <table:table-cell office:value-type="float" office:value="95.13" calcext:value-type="float">
            <text:p>95.13</text:p>
          </table:table-cell>
          <table:table-cell office:value-type="float" office:value="97.54" calcext:value-type="float">
            <text:p>97.54</text:p>
          </table:table-cell>
          <table:table-cell office:value-type="float" office:value="78.09" calcext:value-type="float">
            <text:p>78.09</text:p>
          </table:table-cell>
          <table:table-cell office:value-type="float" office:value="78.32" calcext:value-type="float">
            <text:p>78.32</text:p>
          </table:table-cell>
          <table:table-cell office:value-type="float" office:value="78.39" calcext:value-type="float">
            <text:p>78.39</text:p>
          </table:table-cell>
          <table:table-cell table:style-name="ce4" office:value-type="float" office:value="77.68" calcext:value-type="float">
            <text:p>77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9.62" calcext:value-type="float">
            <text:p>49.62</text:p>
          </table:table-cell>
          <table:table-cell office:value-type="float" office:value="39.91" calcext:value-type="float">
            <text:p>39.91</text:p>
          </table:table-cell>
          <table:table-cell office:value-type="float" office:value="50.45" calcext:value-type="float">
            <text:p>50.45</text:p>
          </table:table-cell>
          <table:table-cell office:value-type="float" office:value="49.09" calcext:value-type="float">
            <text:p>49.09</text:p>
          </table:table-cell>
          <table:table-cell office:value-type="float" office:value="52.57" calcext:value-type="float">
            <text:p>52.57</text:p>
          </table:table-cell>
          <table:table-cell office:value-type="float" office:value="52.51" calcext:value-type="float">
            <text:p>52.51</text:p>
          </table:table-cell>
          <table:table-cell office:value-type="float" office:value="56.54" calcext:value-type="float">
            <text:p>56.54</text:p>
          </table:table-cell>
          <table:table-cell office:value-type="float" office:value="60.27" calcext:value-type="float">
            <text:p>60.27</text:p>
          </table:table-cell>
          <table:table-cell office:value-type="float" office:value="62.87" calcext:value-type="float">
            <text:p>62.87</text:p>
          </table:table-cell>
          <table:table-cell office:value-type="float" office:value="60.31" calcext:value-type="float">
            <text:p>60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8.79" calcext:value-type="float">
            <text:p>48.79</text:p>
          </table:table-cell>
          <table:table-cell office:value-type="float" office:value="48.38" calcext:value-type="float">
            <text:p>48.38</text:p>
          </table:table-cell>
          <table:table-cell office:value-type="float" office:value="48.8" calcext:value-type="float">
            <text:p>48.80</text:p>
          </table:table-cell>
          <table:table-cell office:value-type="float" office:value="49.85" calcext:value-type="float">
            <text:p>49.85</text:p>
          </table:table-cell>
          <table:table-cell office:value-type="float" office:value="50.22" calcext:value-type="float">
            <text:p>50.22</text:p>
          </table:table-cell>
          <table:table-cell office:value-type="float" office:value="51.13" calcext:value-type="float">
            <text:p>51.13</text:p>
          </table:table-cell>
          <table:table-cell office:value-type="float" office:value="52.49" calcext:value-type="float">
            <text:p>52.49</text:p>
          </table:table-cell>
          <table:table-cell office:value-type="float" office:value="52.38" calcext:value-type="float">
            <text:p>52.38</text:p>
          </table:table-cell>
          <table:table-cell office:value-type="float" office:value="50.97" calcext:value-type="float">
            <text:p>50.97</text:p>
          </table:table-cell>
          <table:table-cell office:value-type="float" office:value="50.54" calcext:value-type="float">
            <text:p>5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54.02" calcext:value-type="float">
            <text:p>54.02</text:p>
          </table:table-cell>
          <table:table-cell office:value-type="float" office:value="54.09" calcext:value-type="float">
            <text:p>54.09</text:p>
          </table:table-cell>
          <table:table-cell office:value-type="float" office:value="54.5" calcext:value-type="float">
            <text:p>54.50</text:p>
          </table:table-cell>
          <table:table-cell office:value-type="float" office:value="55.22" calcext:value-type="float">
            <text:p>55.22</text:p>
          </table:table-cell>
          <table:table-cell office:value-type="float" office:value="55.84" calcext:value-type="float">
            <text:p>55.84</text:p>
          </table:table-cell>
          <table:table-cell office:value-type="float" office:value="56.31" calcext:value-type="float">
            <text:p>56.31</text:p>
          </table:table-cell>
          <table:table-cell office:value-type="float" office:value="56.9" calcext:value-type="float">
            <text:p>56.90</text:p>
          </table:table-cell>
          <table:table-cell office:value-type="float" office:value="57.23" calcext:value-type="float">
            <text:p>57.23</text:p>
          </table:table-cell>
          <table:table-cell office:value-type="float" office:value="57.28" calcext:value-type="float">
            <text:p>57.28</text:p>
          </table:table-cell>
          <table:table-cell office:value-type="float" office:value="56.76" calcext:value-type="float">
            <text:p>56.76</text:p>
          </table:table-cell>
          <table:table-cell table:style-name="ce4" office:value-type="float" office:value="56.7" calcext:value-type="float">
            <text:p>56.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2.95" calcext:value-type="float">
            <text:p>32.95</text:p>
          </table:table-cell>
          <table:table-cell office:value-type="float" office:value="35.03" calcext:value-type="float">
            <text:p>35.03</text:p>
          </table:table-cell>
          <table:table-cell office:value-type="float" office:value="34.2" calcext:value-type="float">
            <text:p>34.20</text:p>
          </table:table-cell>
          <table:table-cell office:value-type="float" office:value="31.9" calcext:value-type="float">
            <text:p>31.90</text:p>
          </table:table-cell>
          <table:table-cell office:value-type="float" office:value="32.72" calcext:value-type="float">
            <text:p>32.72</text:p>
          </table:table-cell>
          <table:table-cell office:value-type="float" office:value="33.82" calcext:value-type="float">
            <text:p>33.82</text:p>
          </table:table-cell>
          <table:table-cell office:value-type="float" office:value="32.82" calcext:value-type="float">
            <text:p>32.82</text:p>
          </table:table-cell>
          <table:table-cell office:value-type="float" office:value="32.39" calcext:value-type="float">
            <text:p>32.3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18" calcext:value-type="float">
            <text:p>33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4.52" calcext:value-type="float">
            <text:p>64.52</text:p>
          </table:table-cell>
          <table:table-cell office:value-type="float" office:value="64" calcext:value-type="float">
            <text:p>64.00</text:p>
          </table:table-cell>
          <table:table-cell office:value-type="float" office:value="67.62" calcext:value-type="float">
            <text:p>67.62</text:p>
          </table:table-cell>
          <table:table-cell office:value-type="float" office:value="72.86" calcext:value-type="float">
            <text:p>7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6.8" calcext:value-type="float">
            <text:p>76.80</text:p>
          </table:table-cell>
          <table:table-cell office:value-type="float" office:value="80.51" calcext:value-type="float">
            <text:p>80.51</text:p>
          </table:table-cell>
          <table:table-cell office:value-type="float" office:value="84.79" calcext:value-type="float">
            <text:p>84.79</text:p>
          </table:table-cell>
          <table:table-cell office:value-type="float" office:value="87.73" calcext:value-type="float">
            <text:p>87.73</text:p>
          </table:table-cell>
          <table:table-cell office:value-type="float" office:value="91.41" calcext:value-type="float">
            <text:p>9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9.05" calcext:value-type="float">
            <text:p>49.05</text:p>
          </table:table-cell>
          <table:table-cell office:value-type="float" office:value="53.88" calcext:value-type="float">
            <text:p>53.88</text:p>
          </table:table-cell>
          <table:table-cell office:value-type="float" office:value="55.1" calcext:value-type="float">
            <text:p>55.10</text:p>
          </table:table-cell>
          <table:table-cell office:value-type="float" office:value="57.95" calcext:value-type="float">
            <text:p>57.95</text:p>
          </table:table-cell>
          <table:table-cell office:value-type="float" office:value="60.45" calcext:value-type="float">
            <text:p>60.45</text:p>
          </table:table-cell>
          <table:table-cell office:value-type="float" office:value="62.31" calcext:value-type="float">
            <text:p>62.31</text:p>
          </table:table-cell>
          <table:table-cell office:value-type="float" office:value="68.7" calcext:value-type="float">
            <text:p>68.70</text:p>
          </table:table-cell>
          <table:table-cell office:value-type="float" office:value="71.3" calcext:value-type="float">
            <text:p>71.30</text:p>
          </table:table-cell>
          <table:table-cell office:value-type="float" office:value="74.57" calcext:value-type="float">
            <text:p>74.57</text:p>
          </table:table-cell>
          <table:table-cell office:value-type="float" office:value="77.66" calcext:value-type="float">
            <text:p>77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59.89" calcext:value-type="float">
            <text:p>59.89</text:p>
          </table:table-cell>
          <table:table-cell office:value-type="float" office:value="61.38" calcext:value-type="float">
            <text:p>61.38</text:p>
          </table:table-cell>
          <table:table-cell office:value-type="float" office:value="60.16" calcext:value-type="float">
            <text:p>60.16</text:p>
          </table:table-cell>
          <table:table-cell office:value-type="float" office:value="60.6" calcext:value-type="float">
            <text:p>60.60</text:p>
          </table:table-cell>
          <table:table-cell office:value-type="float" office:value="61.46" calcext:value-type="float">
            <text:p>61.46</text:p>
          </table:table-cell>
          <table:table-cell office:value-type="float" office:value="62.35" calcext:value-type="float">
            <text:p>62.35</text:p>
          </table:table-cell>
          <table:table-cell office:value-type="float" office:value="63" calcext:value-type="float">
            <text:p>63.00</text:p>
          </table:table-cell>
          <table:table-cell office:value-type="float" office:value="64.9" calcext:value-type="float">
            <text:p>64.90</text:p>
          </table:table-cell>
          <table:table-cell office:value-type="float" office:value="66.2" calcext:value-type="float">
            <text:p>66.20</text:p>
          </table:table-cell>
          <table:table-cell office:value-type="float" office:value="67.46" calcext:value-type="float">
            <text:p>6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0.34" calcext:value-type="float">
            <text:p>50.34</text:p>
          </table:table-cell>
          <table:table-cell office:value-type="float" office:value="50.84" calcext:value-type="float">
            <text:p>50.84</text:p>
          </table:table-cell>
          <table:table-cell office:value-type="float" office:value="50.77" calcext:value-type="float">
            <text:p>50.77</text:p>
          </table:table-cell>
          <table:table-cell office:value-type="float" office:value="48.59" calcext:value-type="float">
            <text:p>48.59</text:p>
          </table:table-cell>
          <table:table-cell office:value-type="float" office:value="49.24" calcext:value-type="float">
            <text:p>49.24</text:p>
          </table:table-cell>
          <table:table-cell office:value-type="float" office:value="48.5" calcext:value-type="float">
            <text:p>48.50</text:p>
          </table:table-cell>
          <table:table-cell office:value-type="float" office:value="49.28" calcext:value-type="float">
            <text:p>49.28</text:p>
          </table:table-cell>
          <table:table-cell office:value-type="float" office:value="47.77" calcext:value-type="float">
            <text:p>47.77</text:p>
          </table:table-cell>
          <table:table-cell office:value-type="float" office:value="48.76" calcext:value-type="float">
            <text:p>48.76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83.17" calcext:value-type="float">
            <text:p>83.17</text:p>
          </table:table-cell>
          <table:table-cell office:value-type="float" office:value="83.67" calcext:value-type="float">
            <text:p>83.67</text:p>
          </table:table-cell>
          <table:table-cell office:value-type="float" office:value="82.55" calcext:value-type="float">
            <text:p>82.55</text:p>
          </table:table-cell>
          <table:table-cell office:value-type="float" office:value="82.71" calcext:value-type="float">
            <text:p>82.71</text:p>
          </table:table-cell>
          <table:table-cell office:value-type="float" office:value="78.61" calcext:value-type="float">
            <text:p>78.61</text:p>
          </table:table-cell>
          <table:table-cell office:value-type="float" office:value="77.78" calcext:value-type="float">
            <text:p>77.78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2.56" calcext:value-type="float">
            <text:p>82.56</text:p>
          </table:table-cell>
          <table:table-cell office:value-type="float" office:value="82.22" calcext:value-type="float">
            <text:p>82.22</text:p>
          </table:table-cell>
          <table:table-cell office:value-type="float" office:value="80.59" calcext:value-type="float">
            <text:p>80.59</text:p>
          </table:table-cell>
          <table:table-cell office:value-type="float" office:value="79.87" calcext:value-type="float">
            <text:p>79.87</text:p>
          </table:table-cell>
          <table:table-cell office:value-type="float" office:value="80.07" calcext:value-type="float">
            <text:p>80.07</text:p>
          </table:table-cell>
          <table:table-cell office:value-type="float" office:value="80.75" calcext:value-type="float">
            <text:p>80.75</text:p>
          </table:table-cell>
          <table:table-cell office:value-type="float" office:value="80.99" calcext:value-type="float">
            <text:p>80.99</text:p>
          </table:table-cell>
          <table:table-cell office:value-type="float" office:value="80.53" calcext:value-type="float">
            <text:p>80.53</text:p>
          </table:table-cell>
          <table:table-cell office:value-type="float" office:value="80.21" calcext:value-type="float">
            <text:p>80.21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88.06" calcext:value-type="float">
            <text:p>88.06</text:p>
          </table:table-cell>
          <table:table-cell office:value-type="float" office:value="87.11" calcext:value-type="float">
            <text:p>87.11</text:p>
          </table:table-cell>
          <table:table-cell office:value-type="float" office:value="87.83" calcext:value-type="float">
            <text:p>87.83</text:p>
          </table:table-cell>
          <table:table-cell office:value-type="float" office:value="86.81" calcext:value-type="float">
            <text:p>86.81</text:p>
          </table:table-cell>
          <table:table-cell office:value-type="float" office:value="87.8" calcext:value-type="float">
            <text:p>87.80</text:p>
          </table:table-cell>
          <table:table-cell office:value-type="float" office:value="88.43" calcext:value-type="float">
            <text:p>88.43</text:p>
          </table:table-cell>
          <table:table-cell office:value-type="float" office:value="86.48" calcext:value-type="float">
            <text:p>86.48</text:p>
          </table:table-cell>
          <table:table-cell office:value-type="float" office:value="87.29" calcext:value-type="float">
            <text:p>87.29</text:p>
          </table:table-cell>
          <table:table-cell office:value-type="float" office:value="86.62" calcext:value-type="float">
            <text:p>86.62</text:p>
          </table:table-cell>
          <table:table-cell office:value-type="float" office:value="85.46" calcext:value-type="float">
            <text:p>85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1.9" calcext:value-type="float">
            <text:p>51.90</text:p>
          </table:table-cell>
          <table:table-cell office:value-type="float" office:value="52.06" calcext:value-type="float">
            <text:p>52.06</text:p>
          </table:table-cell>
          <table:table-cell office:value-type="float" office:value="52.13" calcext:value-type="float">
            <text:p>52.13</text:p>
          </table:table-cell>
          <table:table-cell office:value-type="float" office:value="52.04" calcext:value-type="float">
            <text:p>52.04</text:p>
          </table:table-cell>
          <table:table-cell office:value-type="float" office:value="52.49" calcext:value-type="float">
            <text:p>52.49</text:p>
          </table:table-cell>
          <table:table-cell office:value-type="float" office:value="52.11" calcext:value-type="float">
            <text:p>52.11</text:p>
          </table:table-cell>
          <table:table-cell office:value-type="float" office:value="52.28" calcext:value-type="float">
            <text:p>52.28</text:p>
          </table:table-cell>
          <table:table-cell office:value-type="float" office:value="52.02" calcext:value-type="float">
            <text:p>52.02</text:p>
          </table:table-cell>
          <table:table-cell office:value-type="float" office:value="51.05" calcext:value-type="float">
            <text:p>51.05</text:p>
          </table:table-cell>
          <table:table-cell office:value-type="float" office:value="50.71" calcext:value-type="float">
            <text:p>50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5.78" calcext:value-type="float">
            <text:p>25.78</text:p>
          </table:table-cell>
          <table:table-cell office:value-type="float" office:value="27.49" calcext:value-type="float">
            <text:p>27.49</text:p>
          </table:table-cell>
          <table:table-cell office:value-type="float" office:value="28.09" calcext:value-type="float">
            <text:p>28.09</text:p>
          </table:table-cell>
          <table:table-cell office:value-type="float" office:value="28.58" calcext:value-type="float">
            <text:p>28.58</text:p>
          </table:table-cell>
          <table:table-cell office:value-type="float" office:value="29.3" calcext:value-type="float">
            <text:p>29.30</text:p>
          </table:table-cell>
          <table:table-cell office:value-type="float" office:value="28.43" calcext:value-type="float">
            <text:p>28.43</text:p>
          </table:table-cell>
          <table:table-cell office:value-type="float" office:value="28.47" calcext:value-type="float">
            <text:p>28.47</text:p>
          </table:table-cell>
          <table:table-cell office:value-type="float" office:value="29.28" calcext:value-type="float">
            <text:p>29.28</text:p>
          </table:table-cell>
          <table:table-cell office:value-type="float" office:value="29.79" calcext:value-type="float">
            <text:p>29.79</text:p>
          </table:table-cell>
          <table:table-cell office:value-type="float" office:value="31.75" calcext:value-type="float">
            <text:p>31.7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zł</number:text>
    </number:number-style>
    <number:number-style style:name="N133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zł</number:text>
    </number:number-style>
    <number:number-style style:name="N13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7P2" style:volatile="true">
      <loext:text> </loext:text>
      <loext:fill-character> </loext:fill-character>
      <number:text>- zł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.</number:text>
      <number:month number:style="long"/>
      <number:text>.</number:text>
      <number:year/>
    </number:date-style>
    <number:number-style style:name="N142">
      <number:number number:decimal-places="7" loext:min-decimal-places="7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08:35.016765831</meta:creation-date>
    <dc:date>2019-03-18T15:12:00.953203728</dc:date>
    <meta:editing-duration>PT3M25S</meta:editing-duration>
    <meta:editing-cycles>5</meta:editing-cycles>
    <meta:generator>LibreOffice/6.0.7.3$Linux_X86_64 LibreOffice_project/00m0$Build-3</meta:generator>
    <meta:document-statistic meta:table-count="3" meta:cell-count="822" meta:object-count="0"/>
  </office:meta>
</office:document-meta>
</file>